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arlito" fo:language="en" fo:country="US" officeooo:rsid="000ef0af" officeooo:paragraph-rsid="000ef0af"/>
    </style:style>
    <style:style style:name="P2" style:family="paragraph" style:parent-style-name="Standard">
      <style:paragraph-properties fo:text-align="justify" style:justify-single-word="false"/>
      <style:text-properties style:font-name="Carlito" fo:language="en" fo:country="US" officeooo:rsid="0010a293" officeooo:paragraph-rsid="0010a293"/>
    </style:style>
    <style:style style:name="P3" style:family="paragraph" style:parent-style-name="Standard">
      <style:paragraph-properties fo:text-align="justify" style:justify-single-word="false"/>
      <style:text-properties style:font-name="Carlito" fo:language="en" fo:country="US" officeooo:rsid="0026dd37" officeooo:paragraph-rsid="0026dd37"/>
    </style:style>
    <style:style style:name="P4" style:family="paragraph" style:parent-style-name="Standard" style:list-style-name="L1">
      <style:paragraph-properties fo:text-align="justify" style:justify-single-word="false"/>
      <style:text-properties style:font-name="Carlito" fo:language="en" fo:country="US" officeooo:rsid="000ef0af" officeooo:paragraph-rsid="000ef0af"/>
    </style:style>
    <style:style style:name="P5" style:family="paragraph" style:parent-style-name="Standard" style:list-style-name="L2">
      <style:paragraph-properties fo:text-align="justify" style:justify-single-word="false"/>
      <style:text-properties style:font-name="Carlito" fo:language="en" fo:country="US" officeooo:rsid="0010a293" officeooo:paragraph-rsid="0010a293"/>
    </style:style>
    <style:style style:name="P6" style:family="paragraph" style:parent-style-name="Standard" style:list-style-name="L3">
      <style:paragraph-properties fo:text-align="justify" style:justify-single-word="false"/>
      <style:text-properties style:font-name="Carlito" fo:language="en" fo:country="US" officeooo:rsid="0010a293" officeooo:paragraph-rsid="0010a293"/>
    </style:style>
    <style:style style:name="P7" style:family="paragraph" style:parent-style-name="Standard" style:list-style-name="L5">
      <style:paragraph-properties fo:text-align="justify" style:justify-single-word="false"/>
      <style:text-properties style:font-name="Carlito" fo:language="en" fo:country="US" officeooo:rsid="0010a293" officeooo:paragraph-rsid="0010a293"/>
    </style:style>
    <style:style style:name="P8" style:family="paragraph" style:parent-style-name="Standard" style:list-style-name="L6">
      <style:paragraph-properties fo:text-align="justify" style:justify-single-word="false"/>
      <style:text-properties style:font-name="Carlito" fo:language="en" fo:country="US" officeooo:rsid="0010a293" officeooo:paragraph-rsid="0010a293"/>
    </style:style>
    <style:style style:name="P9" style:family="paragraph" style:parent-style-name="Standard">
      <style:paragraph-properties fo:text-align="justify" style:justify-single-word="false"/>
      <style:text-properties style:font-name="Carlito" fo:language="en" fo:country="US" officeooo:rsid="0010a293" officeooo:paragraph-rsid="0010a293"/>
    </style:style>
    <style:style style:name="P10" style:family="paragraph" style:parent-style-name="Standard" style:list-style-name="L3">
      <style:paragraph-properties fo:text-align="justify" style:justify-single-word="false"/>
      <style:text-properties style:font-name="Carlito" fo:language="en" fo:country="US" officeooo:rsid="0015437b" officeooo:paragraph-rsid="0015437b"/>
    </style:style>
    <style:style style:name="P11" style:family="paragraph" style:parent-style-name="Standard" style:list-style-name="L4">
      <style:paragraph-properties fo:text-align="justify" style:justify-single-word="false"/>
      <style:text-properties style:font-name="Carlito" fo:language="en" fo:country="US" officeooo:rsid="0015437b" officeooo:paragraph-rsid="0015437b"/>
    </style:style>
    <style:style style:name="P12" style:family="paragraph" style:parent-style-name="Standard" style:list-style-name="L2">
      <style:paragraph-properties fo:text-align="justify" style:justify-single-word="false"/>
      <style:text-properties style:font-name="Carlito" fo:language="en" fo:country="US" officeooo:rsid="001761f4" officeooo:paragraph-rsid="0015437b"/>
    </style:style>
    <style:style style:name="P13" style:family="paragraph" style:parent-style-name="Standard" style:list-style-name="L3">
      <style:paragraph-properties fo:text-align="justify" style:justify-single-word="false"/>
      <style:text-properties style:font-name="Carlito" fo:language="en" fo:country="US" officeooo:rsid="0015c1c9" officeooo:paragraph-rsid="0015c1c9"/>
    </style:style>
    <style:style style:name="P14" style:family="paragraph" style:parent-style-name="Standard" style:list-style-name="L3">
      <style:paragraph-properties fo:text-align="justify" style:justify-single-word="false"/>
      <style:text-properties style:font-name="Carlito" fo:language="en" fo:country="US" officeooo:rsid="0011565f" officeooo:paragraph-rsid="001225c6"/>
    </style:style>
    <style:style style:name="P15" style:family="paragraph" style:parent-style-name="Standard" style:list-style-name="L4">
      <style:paragraph-properties fo:text-align="justify" style:justify-single-word="false"/>
      <style:text-properties style:font-name="Carlito" fo:language="en" fo:country="US" officeooo:rsid="001c567e" officeooo:paragraph-rsid="001c567e"/>
    </style:style>
    <style:style style:name="P16" style:family="paragraph" style:parent-style-name="Standard" style:list-style-name="L4">
      <style:paragraph-properties fo:text-align="justify" style:justify-single-word="false"/>
      <style:text-properties style:font-name="Carlito" fo:language="en" fo:country="US" officeooo:rsid="0024e304" officeooo:paragraph-rsid="00288279"/>
    </style:style>
    <style:style style:name="P17" style:family="paragraph" style:parent-style-name="Standard" style:list-style-name="L4">
      <style:paragraph-properties fo:text-align="justify" style:justify-single-word="false"/>
      <style:text-properties style:font-name="Carlito" fo:language="en" fo:country="US" officeooo:rsid="00288279" officeooo:paragraph-rsid="00288279"/>
    </style:style>
    <style:style style:name="P18" style:family="paragraph" style:parent-style-name="Standard" style:list-style-name="L4">
      <style:paragraph-properties fo:text-align="justify" style:justify-single-word="false"/>
      <style:text-properties style:font-name="Carlito" fo:language="en" fo:country="US" officeooo:rsid="0026dd37" officeooo:paragraph-rsid="0026dd37"/>
    </style:style>
    <style:style style:name="P19" style:family="paragraph" style:parent-style-name="Standard" style:list-style-name="L4">
      <style:paragraph-properties fo:text-align="justify" style:justify-single-word="false"/>
      <style:text-properties style:font-name="Carlito" fo:language="en" fo:country="US" officeooo:rsid="002ca3a1" officeooo:paragraph-rsid="002ca3a1"/>
    </style:style>
    <style:style style:name="P20" style:family="paragraph" style:parent-style-name="Standard">
      <style:paragraph-properties fo:text-align="justify" style:justify-single-word="false"/>
      <style:text-properties style:font-name="Carlito" fo:language="en" fo:country="US" officeooo:rsid="002ca3a1" officeooo:paragraph-rsid="002ca3a1"/>
    </style:style>
    <style:style style:name="P21" style:family="paragraph" style:parent-style-name="Standard" style:list-style-name="L4">
      <style:paragraph-properties fo:text-align="justify" style:justify-single-word="false"/>
      <style:text-properties style:font-name="Carlito" fo:language="en" fo:country="US" officeooo:rsid="002d71e6" officeooo:paragraph-rsid="002d71e6"/>
    </style:style>
    <style:style style:name="P22" style:family="paragraph" style:parent-style-name="Standard">
      <style:paragraph-properties fo:text-align="justify" style:justify-single-word="false"/>
      <style:text-properties style:font-name="Carlito" fo:language="en" fo:country="US" officeooo:rsid="002d71e6" officeooo:paragraph-rsid="002d71e6"/>
    </style:style>
    <style:style style:name="P23"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Carlito" fo:language="en" fo:country="US" officeooo:rsid="002ca3a1" officeooo:paragraph-rsid="002ca3a1"/>
    </style:style>
    <style:style style:name="T1" style:family="text">
      <style:text-properties officeooo:rsid="001761f4"/>
    </style:style>
    <style:style style:name="T2" style:family="text">
      <style:text-properties officeooo:rsid="001883cf"/>
    </style:style>
    <style:style style:name="T3" style:family="text">
      <style:text-properties officeooo:rsid="001da76a"/>
    </style:style>
    <style:style style:name="T4" style:family="text">
      <style:text-properties officeooo:rsid="001f16a0"/>
    </style:style>
    <style:style style:name="T5" style:family="text">
      <style:text-properties officeooo:rsid="0022263b"/>
    </style:style>
    <style:style style:name="T6" style:family="text">
      <style:text-properties officeooo:rsid="0024e304"/>
    </style:style>
    <style:style style:name="T7" style:family="text">
      <style:text-properties officeooo:rsid="00288279"/>
    </style:style>
    <style:style style:name="T8" style:family="text">
      <style:text-properties officeooo:rsid="0029a4cf"/>
    </style:style>
    <style:style style:name="T9" style:family="text">
      <style:text-properties officeooo:rsid="002adb24"/>
    </style:style>
    <style:style style:name="T10" style:family="text">
      <style:text-properties officeooo:rsid="002cc449"/>
    </style:style>
    <style:style style:name="T11" style:family="text">
      <style:text-properties officeooo:rsid="003513d7"/>
    </style:style>
    <style:style style:name="T12" style:family="text">
      <style:text-properties officeooo:rsid="0037478a"/>
    </style:style>
    <style:style style:name="T13" style:family="text">
      <style:text-properties officeooo:rsid="003836cc"/>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JOBIM 2018</text:p>
      <text:p text:style-name="P1"/>
      <text:list xml:id="list4286602598219982886" text:style-name="L1">
        <text:list-item>
          <text:p text:style-name="P4">Introduction</text:p>
        </text:list-item>
      </text:list>
      <text:list xml:id="list8598344374998341890" text:style-name="L2">
        <text:list-item>
          <text:p text:style-name="P5">network inference</text:p>
        </text:list-item>
        <text:list-item>
          <text:p text:style-name="P5">with counts data</text:p>
        </text:list-item>
        <text:list-item>
          <text:p text:style-name="P5">with co variables</text:p>
        </text:list-item>
        <text:list-item>
          <text:p text:style-name="P5">a statistical model</text:p>
          <text:p text:style-name="P12">The graphical model paradigm allow to represent efficiently the dependence structure of <text:s/>some variables, each vertex constituting of a variable and each edge being drawn depending on the conditional dependence status of two variables. </text:p>
        </text:list-item>
      </text:list>
      <text:p text:style-name="P2"/>
      <text:list xml:id="list154145802496497" text:continue-list="list4286602598219982886" text:style-name="L1">
        <text:list-item>
          <text:p text:style-name="P4">Model</text:p>
        </text:list-item>
      </text:list>
      <text:list xml:id="list4076025181137058170" text:style-name="L3">
        <text:list-header>
          <text:p text:style-name="P6"/>
          <text:p text:style-name="P10">To model count data, we use the Poisson Log-Normal (PLN) paradigm <text:span text:style-name="T2">(Aitchison and Ho, 1989)</text:span>. According to this model, a layer of parameters Z is considered. Z is a matrix of parameters, where each of its component follows a normal distribution. Then, conditionally to Z, the count data Y follow a Poisson law of parameter the exponential of Z.</text:p>
          <text:p text:style-name="P10">Our idea is to infer the network in the layer of the hidden parameters Z. <text:span text:style-name="T1">The main hypothesis of our model is the dependence structure of the Z variables, which is here assumed to be a tree. This hypothesis is both handful, and motivated by ecological networks which are requested to be as sparse as possible and with the fewest cycles.</text:span></text:p>
          <text:p text:style-name="P13">The dependence tree of Z follows a decomposable distribution over spanning tree structures, as it is defined in (Meila and Jaakola, 2006). <text:span text:style-name="T1">Each edge of a spanning structure is attributed a positive weight. Then, the probability of this structure is simply the product of all these weights, normalized by the sum of these product on all the possible spanning structures.</text:span></text:p>
          <text:p text:style-name="P14"><text:span text:style-name="T6">Put together, t</text:span>he statistical model we present is a hierarchical model composed of two layers of hidden parameters. The first is the <text:span text:style-name="T2">dependence tree of Z. Then the Z parameters are simulated according to a multi-normal distribution with parameter of variance sigma, which is derived from the dependence tree. The Z matrix is the second layer of hidden parameters, which allow to conditionally draw the data Y from a PLN distribution.</text:span></text:p>
          <text:p text:style-name="P14"/>
        </text:list-header>
      </text:list>
      <text:list xml:id="list154146694157034" text:continue-list="list154145802496497" text:style-name="L1">
        <text:list-item>
          <text:p text:style-name="P4">Inference</text:p>
        </text:list-item>
      </text:list>
      <text:p text:style-name="P2"/>
      <text:list xml:id="list8534204736743714762" text:style-name="L4">
        <text:list-header>
          <text:p text:style-name="P15">The inference of the PLN model, that's to say of the covariance matrix of Z and of the coefficients of the potential co variables of the model, would require to be able to evaluate the distribution of hidden parameters Z conditionally to the observations Y. <text:span text:style-name="T3">T</text:span>his distribution having no close form, <text:span text:style-name="T5">it is possible to approximate it</text:span> <text:span text:style-name="T4">approximate it using a Variational EM algorithm (VEM). This algorithm basically minimizes the Kullback-Leibler divergence between a family of function and the distribution which cannot be evaluated (VE step), and use the result as the distribution under which the expectation is maximized (M step), in order to update parameters of interest</text:span>. <text:span text:style-name="T5">The concavity of the variational lower bound of the likelihood is showed in </text:span>(Chiquet, Mariadassou and Robin, 2018), <text:span text:style-name="T5">allowing for a gradient ascent. </text:span>The implementation of this inference is done in the package “PLNmodels” on github (<text:a xlink:type="simple" xlink:href="https://github.com/jchiquet/PLNmodels" text:style-name="Internet_20_link" text:visited-style-name="Visited_20_Internet_20_Link">https://github.com/jchiquet/PLNmodels</text:a>).</text:p>
          <text:p text:style-name="P15"/>
        </text:list-header>
      </text:list>
      <text:p text:style-name="P2"/>
      <text:list xml:id="list154146110251348" text:continue-numbering="true" text:style-name="L4">
        <text:list-header>
          <text:p text:style-name="P16"><text:span text:style-name="T7">As for the network inference in itself, i</text:span>n our model the tree for the dependence structure is viewed as a hidden component. The weights attributed to each edge <text:s/>are build such that <text:soft-page-break/>they can be interpreted as probabilities of presence of the edges. <text:span text:style-name="T7">Unlike what is usually found in the literature, these weights are not considered fixed in our model. </text:span>We designed a new EM algorithm, in which the distribution of the tree is inferred by updating the weights. This algorithm uses the Kirchhoff's theorem (or matrix tree theorem) in the E step, and a result from (Meila <text:span text:style-name="T8">a</text:span>nd Jaakola 2006) in the M step. </text:p>
          <text:p text:style-name="P16"/>
          <text:p text:style-name="P17">The E step aims at calculating the expectation of the complete <text:span text:style-name="T10">log-likelihood</text:span> conditionally to the observed data. <text:span text:style-name="T9">The distribution of data which dependence structure is a tree can be written in a closed form (Chow and <text:s/>Liu, 1968). After some algebraic manipulations, the only varying quantity in the conditional expectation is the probability for an edge to be in the spanning tree, conditionally to the data. This probability can be rewritten as the sum of the probability of a tree conditionally to the data, on all spanning trees which contain the specific edge. This amounts to enumerate the number of spanning trees having a special condition, which could be done in a huge computational time. However according to the matrix tree theorem, the number of spanning tree in a graph is equal to a particular determinant. Thus we are able to compute the probability of presence of each edge in the graph in a polynomial time. </text:span></text:p>
          <text:p text:style-name="P19">Having computed the conditional probability of all edges, the M step aims the optimization of <text:s/>the expectation of the E step with respect to the weights, which we want to update. The difficulty here is to take the derivative of the normalization constant in the decomposable distribution of the tree with respect to a certain weight. This is done by using the lemma 2 of (Meila and Jaakola, 2006), <text:span text:style-name="T10">which defines a matrix M derived from the laplacian matrix of the weight matrix. This allows to yield the update formula for the weights, which is the probability of edges divided by the corresponding term in the M matrix.</text:span></text:p>
        </text:list-header>
      </text:list>
      <text:p text:style-name="P20"/>
      <text:p text:style-name="P23"><text:span text:style-name="T13">Summing on all spanning structures in the EM algorithm allows to widen the range of graphs we are able to infer. This summation can be seen as a mixture of spanning trees and <text:s/>allows the inference of some cycles and cliques. This gives<text:tab/>more flexibility to the method, and balance our hypothesis of the dependence structure being a tree.</text:span></text:p>
      <text:p text:style-name="P20"/>
      <text:list xml:id="list154146355502366" text:continue-numbering="true" text:style-name="L4">
        <text:list-header>
          <text:p text:style-name="P21">The algorithm computes a score matrix, gathering presence probabilities for all edges. The final network is found by thresholding the score matrix. <text:span text:style-name="T11">Finding an estimator for the threshold is therefore crucial to the network inference. We had the idea of approximating the quantity of absent edges with a regression approach. Indeed, when adjusting a variable on all other available variables, the regression coefficients provide us with information on the relationship between variables. Following this idea, we considered the t tests p values, interpreting the null hypothesis as: “absence of edge between two variables”, meaning that they are independent conditionally on all others. We then used the Storey method (Storey, 2003) to deduce an estimator of the number of null hypothesis, and thus an estimator of the number of absent edges in the graph. This estimator has so far given good results.</text:span></text:p>
        </text:list-header>
      </text:list>
      <text:p text:style-name="P22"/>
      <text:p text:style-name="P22"/>
      <text:list xml:id="list154146929707821" text:continue-numbering="true" text:style-name="L4">
        <text:list-header>
          <text:p text:style-name="P18">Our final algorithm mixes both VEM for the PLN inference and the EM for the inference of the tree structure. There exist two possible versions of this algorithm. First a two-step version, in which the covariance matrix of the Z parameter of the PLN is first inferred using PLNmodels, and then given to the EM algorithm to find the network. Another possibility is to <text:span text:style-name="T7">build an algorithm which</text:span> encompasses our EM algorithm in the M step of the VEM algorithm <text:span text:style-name="T7">within</text:span> the PLNmodels package. <text:span text:style-name="T7">The latter solution would allow to easily iterate the process. </text:span>Both solutions are still under study.</text:p>
        </text:list-header>
      </text:list>
      <text:p text:style-name="P3"><text:soft-page-break/></text:p>
      <text:list xml:id="list154145338531477" text:continue-numbering="true" text:style-name="L4">
        <text:list-header>
          <text:p text:style-name="P11"/>
        </text:list-header>
      </text:list>
      <text:list xml:id="list154146969094505" text:continue-list="list154146694157034" text:style-name="L1">
        <text:list-item>
          <text:p text:style-name="P4">Simulation</text:p>
        </text:list-item>
      </text:list>
      <text:list xml:id="list3903745755099190515" text:style-name="L5">
        <text:list-item>
          <text:p text:style-name="P7">several graphs have been tested</text:p>
        </text:list-item>
        <text:list-item>
          <text:p text:style-name="P7">performances in Gaussian, and when PLN is included</text:p>
          <text:p text:style-name="P7"/>
        </text:list-item>
      </text:list>
      <text:list xml:id="list154146804969725" text:continue-list="list154146969094505" text:style-name="L1">
        <text:list-item>
          <text:p text:style-name="P4">Illustration</text:p>
        </text:list-item>
      </text:list>
      <text:list xml:id="list5268062571848654497" text:style-name="L6">
        <text:list-item>
          <text:p text:style-name="P8">Example on oak real data : data and problem description</text:p>
        </text:list-item>
        <text:list-item>
          <text:p text:style-name="P8">underline the benefits of <text:span text:style-name="T12">being able to take</text:span> co variables into account : comparison of 4 models and their corresponding number of inferred edg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6:02:37.649735084</meta:creation-date>
    <dc:date>2018-04-20T15:41:44.293915182</dc:date>
    <meta:editing-duration>P3DT8H15M29S</meta:editing-duration>
    <meta:editing-cycles>8</meta:editing-cycles>
    <meta:generator>LibreOffice/5.0.5.2$Linux_X86_64 LibreOffice_project/00m0$Build-2</meta:generator>
    <meta:document-statistic meta:table-count="0" meta:image-count="0" meta:object-count="0" meta:page-count="3" meta:paragraph-count="32" meta:word-count="1195" meta:character-count="7078" meta:non-whitespace-character-count="5930"/>
  </office:meta>
</office:document-meta>
</file>